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8c63" officeooo:paragraph-rsid="001d8c63"/>
    </style:style>
    <style:style style:name="T1" style:family="text">
      <style:text-properties officeooo:rsid="001f55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jest zwykły tekst. <text:span text:style-name="T1">A może coś inne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1:24:59.409297158</meta:creation-date>
    <dc:date>2019-09-25T13:59:56.698749738</dc:date>
    <meta:editing-duration>PT1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8" meta:character-count="40" meta:non-whitespace-character-count="33"/>
  </office:meta>
</office:document-meta>
</file>